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06F000023F932EE5100.svm"/>
  <manifest:file-entry manifest:media-type="" manifest:full-path="Pictures/200000070000603A0000221C3EB838EC.svm"/>
  <manifest:file-entry manifest:media-type="" manifest:full-path="Pictures/2000000700006142000021E7C27E64B7.svm"/>
  <manifest:file-entry manifest:media-type="" manifest:full-path="Pictures/200000070000601F000023DE13F70B1D.svm"/>
  <manifest:file-entry manifest:media-type="" manifest:full-path="Pictures/20000007000060BE00002413F87F6B6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mulacje komunikacji z interfejsem PS/2.</text:p>
      <text:p text:style-name="P5"/>
      <text:p text:style-name="P3">Oznaczenia:</text:p>
      <text:p text:style-name="P3"/>
      <text:p text:style-name="P5"><text:span text:style-name="T3">P4[1]</text:span> - Sygnał clock z łącza PS/2.</text:p>
      <text:p text:style-name="P5"><text:span text:style-name="T3">P4[0]</text:span> - Sygnał data z łącza PS/2.</text:p>
      <text:p text:style-name="P5"><text:span text:style-name="T3">AUT_PS2</text:span> - Automat operujący na bitach danych. Bada zmiany w sygnałach clock i data na łączu PS/2. Po zbudowaniu kompletnej ramki pozwala automatowi AUT_PS2_BUS na odebranie bajtu danych.</text:p>
      <text:p text:style-name="P5"><text:span text:style-name="T4">AUT_PS2_BUS</text:span> - Automat operujący na bajtach danych odebranych przez automat PS2_BUS. Realizuje logikę komunikacji z szyną systemową.</text:p>
      <text:p text:style-name="P5"/>
      <text:p text:style-name="P2"><text:span text:style-name="T1">Symulacja 1:</text:span> Odebranie pierwszego bitu z ramki po otrzymaniu komendy czytania z szyny.</text:p>
      <text:p text:style-name="P5"><draw:frame draw:style-name="fr1" draw:name="grafika2" text:anchor-type="paragraph" svg:x="0.014cm" svg:y="0.25cm" svg:width="17cm" svg:height="6.343cm" draw:z-index="1"><draw:image xlink:href="Pictures/200000070000601F000023DE13F70B1D.svm" xlink:type="simple" xlink:show="embed" xlink:actuate="onLoad"/></draw:frame></text:p>
      <text:p text:style-name="P5">Automat AUT_PS2_BUS odbiera rozkaz czytania z portu PS/2 co powoduje, że przechodzi do stanu SPB1. Automat AUT_PS2 odczytuje bit startu ( przejście S0-&gt;S2 ) a następnie przechodzi do stanu S1 ( od tej pory przy odbieraniu bitów z łącza będzie przechodził między stanami S1 i S2 ).</text:p>
      <text:p text:style-name="P1"/>
      <text:p text:style-name="P2"><draw:frame draw:style-name="fr1" draw:name="grafika1" text:anchor-type="paragraph" svg:x="0cm" svg:y="0.603cm" svg:width="17cm" svg:height="5.925cm" draw:z-index="0"><draw:image xlink:href="Pictures/2000000700006142000021E7C27E64B7.svm" xlink:type="simple" xlink:show="embed" xlink:actuate="onLoad"/></draw:frame><text:span text:style-name="T1">Symulacja 2:</text:span> Odebranie bajtu ze Scancode 0xF0.</text:p>
      <text:p text:style-name="P2"/>
      <text:p text:style-name="P4">Po odebraniu ostatniego bitu ramki z łącza automat AUT_PS2 wystawia sygnał gotowości. Automat AUT_PS2_BUS przejmuje odebrany bajt danych i przechodzi ze stanu SPB1 do stanu SPB2, w którym sprawdza, czy odebrany bajt to 0xF0. W tym wypadku tak jest, więc automat AUT_PS2_BUS przechodzi do stanu SPB3, w którym oczekuje na następny bajt danych, który będzie Scancodem właśnie puszczonego klawisza.</text:p>
      <text:p text:style-name="P4"/>
      <text:p text:style-name="P4"/>
      <text:p text:style-name="P2"><text:soft-page-break/><text:span text:style-name="T1">Symulacja 3:</text:span> Odebranie pierwszego Scancode'a.</text:p>
      <text:p text:style-name="P2"><draw:frame draw:style-name="fr1" draw:name="grafika3" text:anchor-type="paragraph" svg:x="0cm" svg:y="0.291cm" svg:width="17cm" svg:height="6.339cm" draw:z-index="2"><draw:image xlink:href="Pictures/20000007000060BE00002413F87F6B69.svm" xlink:type="simple" xlink:show="embed" xlink:actuate="onLoad"/></draw:frame></text:p>
      <text:p text:style-name="P4">Automat AUT_PS2 przechodzi do stanu S3 i sygnalizuje odebranie ramki. Automat AUT_PS2_BUS oczekiwał na bajt ze Scancode'em puszczanego klawisza (stan SPB3), więc odbiera bajt i inkrementuje licznik PS2_CNT_BYTE. Jest to pierwszy odebrany bajt, więc odebraliśmy Z. Automat AUT_PS2_BUS wraca do stanu SPB1 i oczekuje na bajt 0xF0. </text:p>
      <text:p text:style-name="P4"/>
      <text:p text:style-name="P2"><text:span text:style-name="T1">Symulacja 4:</text:span> Odebranie ostatniego Scancode'a z serii 4 (ZDDD).</text:p>
      <text:p text:style-name="P2"/>
      <text:p text:style-name="P2"><draw:frame draw:style-name="fr2" draw:name="grafika4" text:anchor-type="paragraph" svg:width="17cm" svg:height="6.341cm" draw:z-index="3"><draw:image xlink:href="Pictures/200000070000606F000023F932EE5100.svm" xlink:type="simple" xlink:show="embed" xlink:actuate="onLoad"/></draw:frame></text:p>
      <text:p text:style-name="P4">Automat AUT_PS2 sygnalizuje odebranie ramki. Automat AUT_PS2_BUS odbiera ostatni bajt danych z serii ZDDD i przechodzi do stanu SPB4, w którym sprawdza, czy odebrano już wszystkie bajty ZDDD. Odebrany ciąg ZDDD automatycznie trafia na wejście modułu dekodera U2, ale automat AUT_PS2_BUS wydłuża sygnał WAIT ( przejścia między stanami SPB5 i SPB6 to odliczanie ), aby zapewnić ustalenie się właściwych danych na wyjściu dekodera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Symulacja 5: </text:span>Wystawienie danych w formacie U2 na szynę i zwolnienie sygnału WAIT.</text:p>
      <text:p text:style-name="P4"><draw:frame draw:style-name="fr1" draw:name="grafika5" text:anchor-type="paragraph" svg:x="0cm" svg:y="0.363cm" svg:width="17cm" svg:height="6.025cm" draw:z-index="4"><draw:image xlink:href="Pictures/200000070000603A0000221C3EB838EC.svm" xlink:type="simple" xlink:show="embed" xlink:actuate="onLoad"/></draw:frame></text:p>
      <text:p text:style-name="P4"/>
      <text:p text:style-name="P4">Automat AUT_PS2_BUS kończy odliczanie, zwalnia sygnał WAIT i czekuje na podniesienie przez "procesor" sygnałów IORQ i RD, po czym wraca do stanu SPB0 oczekując na koleną komendę odczytu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Harasimczuk</meta:initial-creator>
    <meta:creation-date>2011-03-27T22:27:17.92</meta:creation-date>
    <meta:document-statistic meta:table-count="0" meta:image-count="5" meta:object-count="0" meta:page-count="3" meta:paragraph-count="16" meta:word-count="356" meta:character-count="2376"/>
    <dc:date>2011-03-27T23:06:58.26</dc:date>
    <dc:creator>Marcin Harasimczuk</dc:creator>
    <meta:editing-duration>PT00H08M47S</meta:editing-duration>
    <meta:editing-cycles>1</meta:editing-cycles>
    <meta:generator>OpenOffice.org/3.2$Win32 OpenOffice.org_project/320m18$Build-9502</meta:generator>
  </office:meta>
</office:document-meta>
</file>